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Times New Roman" fo:font-size="12pt" fo:language="en" fo:country="US" style:font-size-asian="12pt" style:font-name-complex="Times New Roman1" style:font-size-complex="12pt"/>
    </style:style>
    <style:style style:name="P3" style:family="paragraph" style:parent-style-name="Standard">
      <style:paragraph-properties fo:text-align="justify" style:justify-single-word="false"/>
      <style:text-properties style:font-name="Times New Roman" fo:font-size="12pt" fo:language="en" fo:country="US" style:font-size-asian="12pt" style:font-name-complex="Times New Roman1" style:font-size-complex="12pt"/>
    </style:style>
    <style:style style:name="P4"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name-complex="Times New Roman1" style:font-size-complex="12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paragraph-properties fo:text-align="justify" style:justify-single-word="false" fo:break-before="page"/>
      <style:text-properties style:font-name="Times New Roman" fo:font-size="12pt" fo:language="en" fo:country="US" style:font-size-asian="12pt" style:font-name-complex="Times New Roman1" style:font-size-complex="12pt"/>
    </style:style>
    <style:style style:name="P8" style:family="paragraph" style:parent-style-name="Standard" style:list-style-name="WWNum3">
      <style:paragraph-properties fo:margin-top="0.494cm" fo:margin-bottom="0.494cm" loext:contextual-spacing="false" fo:line-height="100%" fo:text-align="justify" style:justify-single-word="false"/>
    </style:style>
    <style:style style:name="P9" style:family="paragraph" style:parent-style-name="Standard">
      <style:paragraph-properties fo:margin-top="0.494cm" fo:margin-bottom="0.494cm" loext:contextual-spacing="false" fo:line-height="100%" fo:text-align="justify" style:justify-single-word="false"/>
    </style:style>
    <style:style style:name="P10" style:family="paragraph" style:parent-style-name="Standard">
      <style:paragraph-properties fo:margin-top="0.494cm" fo:margin-bottom="0.494cm" loext:contextual-spacing="false" fo:line-height="100%"/>
    </style:style>
    <style:style style:name="P11" style:family="paragraph" style:parent-style-name="Standard" style:list-style-name="WWNum4">
      <style:paragraph-properties fo:margin-top="0.494cm" fo:margin-bottom="0.494cm" loext:contextual-spacing="false" fo:line-height="100%"/>
    </style:style>
    <style:style style:name="P12" style:family="paragraph" style:parent-style-name="Standard" style:list-style-name="WWNum5">
      <style:paragraph-properties fo:margin-top="0.494cm" fo:margin-bottom="0.494cm" loext:contextual-spacing="false" fo:line-height="100%"/>
    </style:style>
    <style:style style:name="P13" style:family="paragraph" style:parent-style-name="Standard" style:list-style-name="WWNum7">
      <style:paragraph-properties fo:margin-top="0.494cm" fo:margin-bottom="0.494cm" loext:contextual-spacing="false" fo:line-height="100%"/>
    </style:style>
    <style:style style:name="P14" style:family="paragraph" style:parent-style-name="Standard" style:list-style-name="WWNum8">
      <style:paragraph-properties fo:margin-top="0.494cm" fo:margin-bottom="0.494cm" loext:contextual-spacing="false" fo:line-height="100%"/>
    </style:style>
    <style:style style:name="P15" style:family="paragraph" style:parent-style-name="Standard" style:list-style-name="WWNum10">
      <style:paragraph-properties fo:margin-top="0.494cm" fo:margin-bottom="0.494cm" loext:contextual-spacing="false" fo:line-height="100%"/>
    </style:style>
    <style:style style:name="P16" style:family="paragraph" style:parent-style-name="Standard" style:list-style-name="WWNum11">
      <style:paragraph-properties fo:margin-top="0.494cm" fo:margin-bottom="0.494cm" loext:contextual-spacing="false" fo:line-height="100%"/>
    </style:style>
    <style:style style:name="P17" style:family="paragraph" style:parent-style-name="Standard" style:list-style-name="WWNum12">
      <style:paragraph-properties fo:margin-top="0.494cm" fo:margin-bottom="0.494cm" loext:contextual-spacing="false" fo:line-height="100%"/>
    </style:style>
    <style:style style:name="P18" style:family="paragraph" style:parent-style-name="Standard" style:list-style-name="WWNum13">
      <style:paragraph-properties fo:margin-top="0.494cm" fo:margin-bottom="0.494cm" loext:contextual-spacing="false" fo:line-height="100%"/>
    </style:style>
    <style:style style:name="P19" style:family="paragraph" style:parent-style-name="Standard" style:list-style-name="WWNum18">
      <style:paragraph-properties fo:margin-top="0.494cm" fo:margin-bottom="0.494cm" loext:contextual-spacing="false" fo:line-height="100%"/>
    </style:style>
    <style:style style:name="P20" style:family="paragraph" style:parent-style-name="Standard" style:list-style-name="WWNum19">
      <style:paragraph-properties fo:margin-top="0.494cm" fo:margin-bottom="0.494cm" loext:contextual-spacing="false" fo:line-height="100%"/>
    </style:style>
    <style:style style:name="P21" style:family="paragraph" style:parent-style-name="Standard" style:list-style-name="WWNum19">
      <style:paragraph-properties fo:margin-top="0.494cm" fo:margin-bottom="0.494cm" loext:contextual-spacing="false" fo:line-height="100%"/>
      <style:text-properties officeooo:paragraph-rsid="000208d7"/>
    </style:style>
    <style:style style:name="P22" style:family="paragraph" style:parent-style-name="Standard" style:list-style-name="WWNum19">
      <style:paragraph-properties fo:margin-top="0.494cm" fo:margin-bottom="0.494cm" loext:contextual-spacing="false" fo:line-height="100%"/>
      <style:text-properties officeooo:paragraph-rsid="00049c13"/>
    </style:style>
    <style:style style:name="P23" style:family="paragraph" style:parent-style-name="Standard" style:list-style-name="WWNum19">
      <style:paragraph-properties fo:margin-top="0.494cm" fo:margin-bottom="0.494cm" loext:contextual-spacing="false" fo:line-height="100%"/>
      <style:text-properties officeooo:paragraph-rsid="00060283"/>
    </style:style>
    <style:style style:name="P24" style:family="paragraph" style:parent-style-name="Standard" style:list-style-name="WWNum19">
      <style:paragraph-properties fo:margin-top="0.494cm" fo:margin-bottom="0.494cm" loext:contextual-spacing="false" fo:line-height="100%"/>
      <style:text-properties officeooo:paragraph-rsid="0007f48e"/>
    </style:style>
    <style:style style:name="P25" style:family="paragraph" style:parent-style-name="Standard">
      <style:paragraph-properties fo:margin-top="0.494cm" fo:margin-bottom="0.494cm" loext:contextual-spacing="false" fo:line-height="100%"/>
      <style:text-properties style:font-name="Times New Roman" fo:font-size="12pt" style:letter-kerning="false" style:font-name-asian="Times New Roman1" style:font-size-asian="12pt" style:language-asian="en" style:country-asian="IN" style:font-name-complex="Times New Roman1" style:font-size-complex="12pt"/>
    </style:style>
    <style:style style:name="P26" style:family="paragraph" style:parent-style-name="Standard">
      <style:paragraph-properties fo:margin-top="0cm" fo:margin-bottom="0cm" loext:contextual-spacing="false" fo:line-height="100%"/>
    </style:style>
    <style:style style:name="P27" style:family="paragraph" style:parent-style-name="Standard" style:master-page-name="Standard">
      <style:paragraph-properties fo:text-align="justify" style:justify-single-word="false" style:page-number="auto"/>
    </style:style>
    <style:style style:name="P28" style:family="paragraph" style:parent-style-name="Standard" style:master-page-name="">
      <loext:graphic-properties draw:fill="none"/>
      <style:paragraph-properties fo:margin-left="0.101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style>
    <style:style style:name="P29" style:family="paragraph" style:parent-style-name="List_20_Paragraph" style:list-style-name="WWNum1">
      <style:paragraph-properties fo:text-align="justify" style:justify-single-word="false"/>
    </style:style>
    <style:style style:name="P30" style:family="paragraph" style:parent-style-name="List_20_Paragraph" style:list-style-name="WWNum2">
      <style:paragraph-properties fo:text-align="justify" style:justify-single-word="false"/>
    </style:style>
    <style:style style:name="P31" style:family="paragraph" style:parent-style-name="List_20_Paragraph" style:list-style-name="WWNum1">
      <style:paragraph-properties fo:text-align="justify" style:justify-single-word="false"/>
      <style:text-properties officeooo:rsid="00000a93" officeooo:paragraph-rsid="00000a93"/>
    </style:style>
    <style:style style:name="P32" style:family="paragraph" style:parent-style-name="List_20_Paragraph" style:list-style-name="WWNum2">
      <style:paragraph-properties fo:margin-left="0cm" fo:margin-right="0cm" fo:text-align="justify" style:justify-single-word="false" fo:text-indent="0cm" style:auto-text-indent="false"/>
    </style:style>
    <style:style style:name="T1"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font-weight="bold" style:letter-kerning="false" style:font-name-asian="Times New Roman1" style:font-size-asian="12pt" style:language-asian="en" style:country-asian="IN" style:font-weight-asian="bold" style:font-name-complex="Times New Roman1" style:font-size-complex="12pt" style:font-weight-complex="bold"/>
    </style:style>
    <style:style style:name="T6" style:family="text">
      <style:text-properties style:font-name="Times New Roman" fo:font-size="12pt" fo:font-weight="bold" officeooo:rsid="00000a93" style:letter-kerning="false" style:font-name-asian="Times New Roman1" style:font-size-asian="12pt" style:language-asian="en" style:country-asian="IN" style:font-weight-asian="bold" style:font-name-complex="Times New Roman1" style:font-size-complex="12pt" style:font-weight-complex="bold"/>
    </style:style>
    <style:style style:name="T7" style:family="text">
      <style:text-properties style:font-name="Times New Roman" fo:font-size="12pt" fo:font-weight="bold" officeooo:rsid="000208d7" style:letter-kerning="false" style:font-name-asian="Times New Roman1" style:font-size-asian="12pt" style:language-asian="en" style:country-asian="IN" style:font-weight-asian="bold" style:font-name-complex="Times New Roman1" style:font-size-complex="12pt" style:font-weight-complex="bold"/>
    </style:style>
    <style:style style:name="T8" style:family="text">
      <style:text-properties style:font-name="Times New Roman" fo:font-size="12pt" fo:font-weight="bold" officeooo:rsid="00049c13" style:letter-kerning="false" style:font-name-asian="Times New Roman1" style:font-size-asian="12pt" style:language-asian="en" style:country-asian="IN" style:font-weight-asian="bold" style:font-name-complex="Times New Roman1" style:font-size-complex="12pt" style:font-weight-complex="bold"/>
    </style:style>
    <style:style style:name="T9" style:family="text">
      <style:text-properties style:font-name="Times New Roman" fo:font-size="12pt" style:letter-kerning="false" style:font-name-asian="Times New Roman1" style:font-size-asian="12pt" style:language-asian="en" style:country-asian="IN" style:font-name-complex="Times New Roman1" style:font-size-complex="12pt"/>
    </style:style>
    <style:style style:name="T10" style:family="text">
      <style:text-properties style:font-name="Times New Roman" fo:font-size="12pt" officeooo:rsid="00000a93" style:letter-kerning="false" style:font-name-asian="Times New Roman1" style:font-size-asian="12pt" style:language-asian="en" style:country-asian="IN" style:font-name-complex="Times New Roman1" style:font-size-complex="12pt"/>
    </style:style>
    <style:style style:name="T11" style:family="text">
      <style:text-properties style:font-name="Times New Roman" fo:font-size="12pt" officeooo:rsid="00049c13" style:letter-kerning="false" style:font-name-asian="Times New Roman1" style:font-size-asian="12pt" style:language-asian="en" style:country-asian="IN" style:font-name-complex="Times New Roman1" style:font-size-complex="12pt"/>
    </style:style>
    <style:style style:name="T12" style:family="text">
      <style:text-properties style:font-name="Times New Roman" fo:font-size="12pt" officeooo:rsid="00060283" style:letter-kerning="false" style:font-name-asian="Times New Roman1" style:font-size-asian="12pt" style:language-asian="en" style:country-asian="IN" style:font-name-complex="Times New Roman1" style:font-size-complex="12pt"/>
    </style:style>
    <style:style style:name="T13" style:family="text">
      <style:text-properties style:font-name="Times New Roman" fo:font-size="12pt" officeooo:rsid="0007f48e" style:letter-kerning="false" style:font-name-asian="Times New Roman1" style:font-size-asian="12pt" style:language-asian="en" style:country-asian="IN" style:font-name-complex="Times New Roman1" style:font-size-complex="12pt"/>
    </style:style>
    <style:style style:name="T14" style:family="text">
      <style:text-properties style:font-name="Times New Roman" fo:font-size="12pt" fo:font-weight="normal" style:letter-kerning="false" style:font-name-asian="Times New Roman1" style:font-size-asian="12pt" style:language-asian="en" style:country-asian="IN" style:font-weight-asian="normal" style:font-name-complex="Times New Roman1" style:font-size-complex="12pt" style:font-weight-complex="normal"/>
    </style:style>
    <style:style style:name="T15" style:family="text">
      <style:text-properties style:font-name="Times New Roman" fo:font-size="12pt" fo:font-weight="normal" officeooo:rsid="000208d7" style:letter-kerning="false" style:font-name-asian="Times New Roman1" style:font-size-asian="12pt" style:language-asian="en" style:country-asian="IN" style:font-weight-asian="normal" style:font-name-complex="Times New Roman1" style:font-size-complex="12pt" style:font-weight-complex="normal"/>
    </style:style>
    <style:style style:name="T16" style:family="text">
      <style:text-properties style:font-name="Times New Roman" fo:font-size="12pt" fo:font-weight="normal" officeooo:rsid="00049c13" style:letter-kerning="false" style:font-name-asian="Times New Roman1" style:font-size-asian="12pt" style:language-asian="en" style:country-asian="IN" style:font-weight-asian="normal" style:font-name-complex="Times New Roman1" style:font-size-complex="12pt" style:font-weight-complex="normal"/>
    </style:style>
    <style:style style:name="T17" style:family="text">
      <style:text-properties style:font-name="Times New Roman" fo:font-size="12pt" fo:font-weight="normal" officeooo:rsid="0004fdaf" style:letter-kerning="false" style:font-name-asian="Times New Roman1" style:font-size-asian="12pt" style:language-asian="en" style:country-asian="IN" style:font-weight-asian="normal" style:font-name-complex="Times New Roman1" style:font-size-complex="12pt" style:font-weight-complex="normal"/>
    </style:style>
    <style:style style:name="T18" style:family="text">
      <style:text-properties style:font-name="Times New Roman" style:font-name-complex="Times New Roman1"/>
    </style:style>
    <style:style style:name="T19" style:family="text">
      <style:text-properties style:font-name="Times New Roman" style:letter-kerning="false" style:font-name-asian="Times New Roman1" style:language-asian="en" style:country-asian="IN" style:font-name-complex="Times New Roman1"/>
    </style:style>
    <style:style style:name="T20" style:family="text">
      <style:text-properties style:font-name="Times New Roman" fo:font-weight="bold" style:letter-kerning="false" style:font-name-asian="Times New Roman1" style:language-asian="en" style:country-asian="IN" style:font-weight-asian="bold" style:font-name-complex="Times New Roman1" style:font-weight-complex="bold"/>
    </style:style>
    <style:style style:name="T21" style:family="text">
      <style:text-properties style:font-name="Times New Roman" fo:font-weight="bold" style:font-weight-asian="bold" style:font-name-complex="Times New Roman1" style:font-weight-complex="bold"/>
    </style:style>
    <style:style style:name="T22" style:family="text">
      <style:text-properties style:font-name="Times New Roman" fo:font-weight="bold" officeooo:rsid="0007f48e" style:font-weight-asian="bold" style:font-name-complex="Times New Roman1" style:font-weight-complex="bold"/>
    </style:style>
    <style:style style:name="T23" style:family="text">
      <style:text-properties fo:font-weight="bold" style:font-weight-asian="bold" style:font-weight-complex="bold"/>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size="11pt" style:font-size-asian="11pt" style:font-size-complex="11pt"/>
    </style:style>
    <style:style style:name="T26" style:family="text">
      <style:text-properties fo:font-size="11pt" officeooo:rsid="00060283" style:font-size-asian="11pt" style:font-size-complex="11pt"/>
    </style:style>
    <style:style style:name="T27" style:family="text">
      <style:text-properties style:font-name="Times New Roman"/>
    </style:style>
    <style:style style:name="T28" style:family="text">
      <style:text-properties style:font-name="Times New Roman" officeooo:rsid="00000a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Table of Contents</text:span></text:p>
      <text:p text:style-name="P1"><text:span text:style-name="T2">Abstract</text:span></text:p>
      <text:list xml:id="list2514017867966503194" text:style-name="WWNum1">
        <text:list-item>
          <text:p text:style-name="P29"><text:span text:style-name="T2">Introduction</text:span></text:p>
          <text:list>
            <text:list-item>
              <text:p text:style-name="P29"><text:span text:style-name="T2">Introduction to Language</text:span></text:p>
            </text:list-item>
            <text:list-item>
              <text:p text:style-name="P29"><text:span text:style-name="T2">The Problem Statement</text:span></text:p>
            </text:list-item>
            <text:list-item>
              <text:p text:style-name="P29"><text:span text:style-name="T2">Challenges of identifying language from speech</text:span></text:p>
            </text:list-item>
          </text:list>
        </text:list-item>
        <text:list-item>
          <text:p text:style-name="P29"><text:span text:style-name="T3">Literature Survey: Unveiling Languages from Speech Samples with Embeddings</text:span></text:p>
          <text:list>
            <text:list-item>
              <text:p text:style-name="P29"><text:span text:style-name="T3">Purpose</text:span></text:p>
            </text:list-item>
            <text:list-item>
              <text:p text:style-name="P29"><text:span text:style-name="T3">Key concepts</text:span></text:p>
            </text:list-item>
            <text:list-item>
              <text:p text:style-name="P29"><text:span text:style-name="T3">State-of-Art pre Trained Models: Revolutionizing Various Tasks</text:span></text:p>
            </text:list-item>
          </text:list>
        </text:list-item>
        <text:list-item>
          <text:p text:style-name="P29"><text:span text:style-name="T2">Metholody</text:span></text:p>
          <text:list>
            <text:list-item>
              <text:p text:style-name="P29"><text:span text:style-name="T2">Data Acquisition and Preprocessing</text:span></text:p>
            </text:list-item>
            <text:list-item>
              <text:p text:style-name="P29"><text:span text:style-name="T2">Pre Trained ECAPA – TDNN Model</text:span></text:p>
            </text:list-item>
            <text:list-item>
              <text:p text:style-name="P29"><text:span text:style-name="T18">Anomaly Detection: OC-SVM A Deep Dive</text:span></text:p>
              <text:list>
                <text:list-item>
                  <text:p text:style-name="P29"><text:span text:style-name="T18">Core Concepts</text:span></text:p>
                </text:list-item>
                <text:list-item>
                  <text:p text:style-name="P29"><text:span text:style-name="T18">Key Components</text:span></text:p>
                </text:list-item>
                <text:list-item>
                  <text:p text:style-name="P29"><text:span text:style-name="T18">How it Works</text:span></text:p>
                </text:list-item>
              </text:list>
            </text:list-item>
            <text:list-item>
              <text:p text:style-name="P29"><text:span text:style-name="T18">Support Vector Machine(SVM) for Classification: A Deep Dive</text:span></text:p>
              <text:list>
                <text:list-item>
                  <text:p text:style-name="P29"><text:span text:style-name="T18">Core Concepts</text:span></text:p>
                </text:list-item>
                <text:list-item>
                  <text:p text:style-name="P29"><text:span text:style-name="T18">Key Components</text:span></text:p>
                </text:list-item>
                <text:list-item>
                  <text:p text:style-name="P29"><text:span text:style-name="T18">How it Works</text:span></text:p>
                </text:list-item>
              </text:list>
            </text:list-item>
          </text:list>
        </text:list-item>
        <text:list-item>
          <text:p text:style-name="P29"><text:span text:style-name="T2">System Development</text:span></text:p>
          <text:list>
            <text:list-item>
              <text:p text:style-name="P31"><text:span text:style-name="T2"><text:s/>Hardware</text:span></text:p>
            </text:list-item>
            <text:list-item>
              <text:p text:style-name="P31"><text:span text:style-name="T2"><text:s/>Software</text:span></text:p>
            </text:list-item>
          </text:list>
        </text:list-item>
        <text:list-item>
          <text:p text:style-name="P29"><text:span text:style-name="T2">Result Analysis</text:span></text:p>
        </text:list-item>
        <text:list-item>
          <text:p text:style-name="P29"><text:span text:style-name="T2">Conclusion and Future Work</text:span></text:p>
        </text:list-item>
      </text:list>
      <text:p text:style-name="P2"/>
      <text:p text:style-name="P7"/>
      <text:p text:style-name="P5"><text:span text:style-name="T1">Abstract</text:span></text:p>
      <text:p text:style-name="P1"><text:span text:style-name="T18">Language Identification refers to the process of detecting the language(s) of the speech or in text in the document based on the script used for writing and observing the diacritics particular to a language. This research area has always fascinated researchers as early as 1970 and till now due to varied applications and increased demands of this field. In this project we basically focus on identifying language from spoken audio samples. The method leverages a two-stage classification process to achieve accurate language recognition while mitigating the impact of outliers. Key stages include: Embedding extraction, Outlier Detection, Language Classification.</text:span></text:p>
      <text:p text:style-name="P1"><text:span text:style-name="T18">We utilize the ECAPA-TDNN architecture from SpeechBrain, a pre-trained deep learning model, to generate audio embeddings from the speech samples. These embeddings represent the speech data in a high-dimensional space, capturing essential characteristics relevant to language identity. An OCSVM is employed as the first stage. It is trained solely on speech data from known languages. New speech samples are mapped into the embedding space. The OCSVM identifies and discards outliers (potentially containing noise or non-speech elements) that fall outside the expected boundary of known languages. The remaining speech samples, deemed likely to represent actual speech from known languages, are passed to a standard SVM classifier. This SVM, trained on labeled speech data from multiple languages, classifies the samples into their respective languages based on the informative embeddings.</text:span></text:p>
      <text:p text:style-name="P1"><text:span text:style-name="T18">The project will evaluate the effectiveness of this multi-stage approach using appropriate metrics like accuracy, precision, recall. We will analyze the impact of the OCSVM stage in improving the accuracy of the final language classification by the SVM.</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1"/></text:p>
      <text:p text:style-name="P28"><text:soft-page-break/><text:span text:style-name="T1">Introduction</text:span></text:p>
      <text:list xml:id="list7966009313710493514" text:style-name="WWNum2">
        <text:list-item>
          <text:list>
            <text:list-item>
              <text:p text:style-name="P30"><text:span text:style-name="T1">Introduction to Language</text:span></text:p>
            </text:list-item>
          </text:list>
        </text:list-item>
      </text:list>
      <text:p text:style-name="P1"><text:span text:style-name="T18">Language, a system of conventional spoken, manual, or written symbols by means of which human beings, as members of a social group and participants in its culture, express themselves. The functions of language include communication, the expression of identity, play, imaginative expression, and emotional release</text:span>.</text:p>
      <text:p text:style-name="P1"><text:span text:style-name="T19">The scientific study of language is called </text:span><text:span text:style-name="T20">linguistics</text:span><text:span text:style-name="T19">. It explores various aspects like:</text:span></text:p>
      <text:list xml:id="list4174760515888415847" text:style-name="WWNum3">
        <text:list-item>
          <text:p text:style-name="P8"><text:span text:style-name="T20">Phonology:</text:span><text:span text:style-name="T19"> The sound system of a language, analyzing how sounds are produced and combined.</text:span></text:p>
        </text:list-item>
        <text:list-item>
          <text:p text:style-name="P8"><text:span text:style-name="T20">Morphology:</text:span><text:span text:style-name="T19"> The structure of words, including prefixes, suffixes, and how words are formed.</text:span></text:p>
        </text:list-item>
        <text:list-item>
          <text:p text:style-name="P8"><text:span text:style-name="T20">Syntax:</text:span><text:span text:style-name="T19"> The rules for arranging words into sentences and phrases.</text:span></text:p>
        </text:list-item>
        <text:list-item>
          <text:p text:style-name="P8"><text:span text:style-name="T20">Semantics:</text:span><text:span text:style-name="T19"> The meaning of words and sentences, including how context affects meaning.</text:span></text:p>
        </text:list-item>
        <text:list-item>
          <text:p text:style-name="P8"><text:span text:style-name="T20">Pragmatics:</text:span><text:span text:style-name="T19"> How language is used in specific contexts to achieve communication goals.</text:span></text:p>
        </text:list-item>
      </text:list>
      <text:p text:style-name="P9"><text:span text:style-name="T18">There are thousands of languages spoken worldwide, each with unique features and histories. Languages can be categorized into families based on shared origins, like the Indo-European family which includes English, Spanish, and Hindi. Languages are constantly evolving, adapting and changing over time.</text:span></text:p>
      <text:list xml:id="list141511154383381" text:continue-list="list7966009313710493514" text:style-name="WWNum2">
        <text:list-item>
          <text:list>
            <text:list-header>
              <text:p text:style-name="P32"><text:span text:style-name="T22">1.2 </text:span><text:span text:style-name="T4">Problem Statement</text:span></text:p>
            </text:list-header>
          </text:list>
        </text:list-item>
      </text:list>
      <text:p text:style-name="P6">Language identification (LID) from speech samples presents a captivating challenge at the intersection of computer science and linguistics. This technology aims to determine the language spoken in a given audio clip automatically. </text:p>
      <text:p text:style-name="P1"><text:span text:style-name="T27">Traditional language identification systems struggle with unknown languages, assigning them to known categories and causing errors. Open-set language identification tackles this challenge. It aims to develop a system that can identify known languages and flag those it hasn't encountered before. This is particularly difficult due to the vast number of human languages and the limited data available for less common ones. However, overcoming these challenges would significantly improve the accuracy of language processing tasks by enabling them to handle a wider range of languages. </text:span><text:span text:style-name="T28">We would be mainly focusing on open set category where we need to describe whether the given language belongs to the given set of languages or not. If not , then it must be able to tell that its an unkown language. If present then it must be bale to tell the language label.</text:span></text:p>
      <text:p text:style-name="Normal_20__28_Web_29_"><text:span text:style-name="T23">1.3 Challenges of Identifying Language from Speech</text:span></text:p>
      <text:p text:style-name="P10"><text:span text:style-name="T19">Despite its potential, speech-based LID faces certain challenges:</text:span></text:p>
      <text:list xml:id="list3189717581506008896" text:style-name="WWNum4">
        <text:list-item>
          <text:p text:style-name="P11"><text:span text:style-name="T20">Similarities Between Languages:</text:span><text:span text:style-name="T19"> Languages often share characteristics, making it difficult for computers to differentiate between them definitively. Loanwords (words borrowed from another language) and dialect variations within the same language can further complicate the task.</text:span></text:p>
        </text:list-item>
        <text:list-item>
          <text:p text:style-name="P11"><text:soft-page-break/><text:span text:style-name="T20">Non-verbal Cues and Background Noise:</text:span><text:span text:style-name="T19"> Speech samples can be influenced by factors beyond language itself. Accents, speaker characteristics, and background noise can pose hurdles for LID systems, requiring them to be robust to such variations.</text:span></text:p>
        </text:list-item>
        <text:list-item>
          <text:p text:style-name="P11"><text:span text:style-name="T20">Code-switching:</text:span><text:span text:style-name="T19"> The practice of mixing languages within a single conversation adds another layer of complexity. LID systems need to be able to handle these situations and accurately identify the underlying languages used.</text:span></text:p>
        </text:list-item>
      </text:list>
      <text:p text:style-name="P10"><text:span text:style-name="T18">Despite significant advancements, several challenges remain. Developing LID systems that work effectively with limited data for less common languages is a critical area of research. Data augmentation techniques and transfer learning from high-resource languages are promising approaches to address this issue. Additionally, handling code-switching and recognizing specific dialects or accents remain ongoing challenges.</text:span></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2. </text:span><text:span text:style-name="T4">Literature Survey: Unveiling Languages from Speech Samples with Embeddings</text:span></text:p>
      <text:p text:style-name="P1"><text:span text:style-name="T21">2.1 Purpose</text:span></text:p>
      <text:p text:style-name="P1"><text:span text:style-name="T18">Language identification (LID) from speech samples plays crucial role in bridging communication gaps across languages. This survey delves into the current landscape of speech-based LID, exploring the feature extraction techniques, classification models, and emerging trends that shape this domain.It aims to explore the field of language identification (LID) using speech samples. The goal is to understand the current state-of-the-art techniques, identify key challenges, and explore potential future directions for this technology.</text:span></text:p>
      <text:p text:style-name="Normal_20__28_Web_29_"><text:span text:style-name="T24">2.2 Key Concepts:</text:span></text:p>
      <text:list xml:id="list2740574157327411069" text:style-name="WWNum5">
        <text:list-item>
          <text:p text:style-name="P12"><text:span text:style-name="T20">Language Identification (LID):</text:span><text:span text:style-name="T19"> The automatic process of determining the language spoken in a speech sample.</text:span></text:p>
        </text:list-item>
        <text:list-item>
          <text:p text:style-name="P12"><text:span text:style-name="T20">Speech Features:</text:span><text:span text:style-name="T19"> Informative characteristics extracted from speech audio, such as Mel-Frequency Cepstral Coefficients (MFCCs) or embeddings learned by deep learning models.</text:span></text:p>
        </text:list-item>
        <text:list-item>
          <text:p text:style-name="P12"><text:span text:style-name="T20">Classification Models:</text:span><text:span text:style-name="T19"> Algorithms that learn to distinguish between different languages based on extracted features. Examples include Support Vector Machines (SVMs) and deep neural networks.</text:span></text:p>
        </text:list-item>
        <text:list-item>
          <text:p text:style-name="P12"><text:span text:style-name="T20">Deep Learning:</text:span><text:span text:style-name="T19"> A subfield of machine learning using artificial neural networks with multiple layers to learn complex representations from data.</text:span></text:p>
        </text:list-item>
        <text:list-item>
          <text:p text:style-name="P12"><text:span text:style-name="T20">Embeddings:</text:span><text:span text:style-name="T19"> Compressed representations of speech data learned by deep learning models, capturing essential features for language identification.</text:span></text:p>
        </text:list-item>
      </text:list>
      <text:p text:style-name="P1"><text:span text:style-name="T21">2.3</text:span><text:span text:style-name="T18"> </text:span><text:span text:style-name="T21">State-of-the-Art Pre-trained Models: Revolutionizing Various Tasks</text:span></text:p>
      <text:p text:style-name="P10"><text:span text:style-name="T19">Pre-trained models have revolutionized various fields within machine learning, including natural language processing (NLP), computer vision, and speech processing. These models are trained on massive datasets and capture general-purpose knowledge that can be fine-tuned for specific tasks, significantly improving performance compared to training models from scratch. Here's an overview of the current landscape</text:span></text:p>
      <text:p text:style-name="P10"><text:span text:style-name="T20">Speech Models:</text:span></text:p>
      <text:list xml:id="list5329961766426000781" text:style-name="WWNum7">
        <text:list-item>
          <text:p text:style-name="P13"><text:span text:style-name="T20">wav2vec 2.0:</text:span><text:span text:style-name="T19"> This pre-trained model, based on a transformer encoder, learns general audio representations from raw waveforms. It can be fine-tuned for various speech processing tasks, including speech recognition, speaker identification, and language identification.</text:span></text:p>
        </text:list-item>
        <text:list-item>
          <text:p text:style-name="P13"><text:span text:style-name="T20">ECAPA TDNN (Emphasized Channel Attention, Propagation and Aggregation Time Delay Neural Network):</text:span><text:span text:style-name="T19"> This model family leverages pre-trained embeddings and a time delay neural network architecture to capture temporal information in speech. ECAPA TDNN models excel in tasks like language identification and speaker identification, particularly when computational efficiency is a concern.</text:span></text:p>
        </text:list-item>
      </text:list>
      <text:p text:style-name="P25"/>
      <text:p text:style-name="P10"><text:span text:style-name="T5"/></text:p>
      <text:p text:style-name="P10"><text:soft-page-break/><text:span text:style-name="T5">3. Methodology</text:span></text:p>
      <text:p text:style-name="P10"><text:span text:style-name="T18">Language identification (LID) systems aim to automatically determine the spoken language from a speech sample. Here's a breakdown of the typical methodology involved:</text:span></text:p>
      <text:p text:style-name="P10"><text:span text:style-name="T21">3.1 Data Acquisition and Preprocessing:</text:span></text:p>
      <text:p text:style-name="P10"><text:span text:style-name="T18">VoxLingua107 is a valuable open-source dataset for training language identification (LID) models. The dataset is publicly available at </text:span><text:a xlink:type="simple" xlink:href="https://bark.phon.ioc.ee/voxlingua107/" text:style-name="Internet_20_link" text:visited-style-name="Visited_20_Internet_20_Link"><text:span text:style-name="T18">https://bark.phon.ioc.ee/voxlingua107/</text:span></text:a><text:span text:style-name="T18">. VoxLingua107 consists of speech segments in WAV format, each labeled with the language of the video from which it was extracted. The dataset also includes a separate evaluation set with verified language labels.</text:span></text:p>
      <text:p text:style-name="P10"><text:span text:style-name="T21">3.2 Pre-trained ECAPA-TDNN Model:</text:span></text:p>
      <text:p text:style-name="P10"><text:span text:style-name="T18">ECAPA TDNN models have emerged as a powerful tool for various speech processing tasks, including language identification (LID). These models can learn informative representations of speech data, and extracting embeddings from them forms the foundation for LID applications. Repositories on Hugging Face provide pre-trained ECAPA TDNN models for speaker verification, along with tools for inference.</text:span></text:p>
      <text:p text:style-name="P10"><text:span text:style-name="T18"><text:s/>Understanding the ECAPA TDNN Architecture:</text:span></text:p>
      <text:p text:style-name="P10"><text:span text:style-name="T19">ECAPA TDNN models have a specific architecture that processes speech data to learn speaker or language representations. Here's a simplified breakdown of the key components:</text:span></text:p>
      <text:list xml:id="list340036008596639045" text:style-name="WWNum8">
        <text:list-item>
          <text:p text:style-name="P14"><text:span text:style-name="T20">Convolutional Layers:</text:span><text:span text:style-name="T19"> These layers extract local features from the speech waveform, capturing patterns within short time windows.</text:span></text:p>
        </text:list-item>
        <text:list-item>
          <text:p text:style-name="P14"><text:span text:style-name="T20">Time Delay Neural Network (TDNN) Blocks:</text:span><text:span text:style-name="T19"> TDNN layers introduce time delays, allowing the model to learn features across longer temporal contexts in the speech signal, crucial for LID as language-specific information can unfold over time.</text:span></text:p>
        </text:list-item>
        <text:list-item>
          <text:p text:style-name="P14"><text:span text:style-name="T20">Squeeze-and-Excitation (SE) Layers:</text:span><text:span text:style-name="T19"> These layers enhance the model's ability to focus on informative features by dynamically adjusting channel-wise importance.</text:span></text:p>
        </text:list-item>
        <text:list-item>
          <text:p text:style-name="P14"><text:span text:style-name="T20">Residual Connections:</text:span><text:span text:style-name="T19"> These connections help the model learn from deeper layers by adding the output of earlier layers to the output of later layers, promoting efficient learning.</text:span></text:p>
        </text:list-item>
      </text:list>
      <text:p text:style-name="P10"><text:span text:style-name="T18">The embeddings we aim to extract reside in the activations of the penultimate layer, typically a fully-connected layer, before the final classification layer. This layer represents the compressed representation of the speech data, capturing essential features that can be used to distinguish between languages.</text:span></text:p>
      <text:p text:style-name="P10"><text:span text:style-name="T21">3.3 Anomaly Detection: OC-SVM A Deep Dive</text:span></text:p>
      <text:p text:style-name="P10"><text:span text:style-name="T19">In the context of open-set language identification (LID), where you want to identify known languages and also reject speech samples from unseen languages, OC-SVM can be a valuable tool.</text:span></text:p>
      <text:p text:style-name="Standard"><text:span text:style-name="T18">One-Class SVM (OC-SVM) is a powerful machine learning algorithm that excels at outlier detection and novelty identification. Unlike traditional SVMs designed for classification tasks with multiple classes, OC-SVM focuses on learning a boundary around the "normal" data distribution. This makes it </text:span><text:soft-page-break/><text:span text:style-name="T18">ideal for scenarios where you have a good understanding of the typical data but limited information about anomalies or outliers.</text:span></text:p>
      <text:p text:style-name="P10"><text:span text:style-name="T20">3.3.1 Core Concept:</text:span></text:p>
      <text:p text:style-name="P10"><text:span text:style-name="T19">Imagine a dataset representing normal data points in a high-dimensional feature space. OC-SVM aims to create a boundary (often a hyperplane or a more complex surface) that encloses this "normal" region. Any data point falling outside this boundary is considered an outlier or anomaly.</text:span></text:p>
      <text:p text:style-name="P10"><text:span text:style-name="T20">3.3.2 Key Components:</text:span></text:p>
      <text:list xml:id="list1016106311860003995" text:style-name="WWNum10">
        <text:list-item>
          <text:p text:style-name="P15"><text:span text:style-name="T20">Feature Space:</text:span><text:span text:style-name="T19"> Data points are transformed into a higher-dimensional space using feature extraction or engineering techniques. This allows for more complex separation between normal data and outliers.</text:span></text:p>
        </text:list-item>
        <text:list-item>
          <text:p text:style-name="P15"><text:span text:style-name="T20">Kernel Function (Optional):</text:span><text:span text:style-name="T19"> OC-SVM can utilize kernel functions to project data points into a higher-dimensional space, enabling the learning of non-linear decision boundaries in the original feature space. Common kernels include Gaussian RBF and polynomial kernels.</text:span></text:p>
        </text:list-item>
        <text:list-item>
          <text:p text:style-name="P15"><text:span text:style-name="T20">Decision Boundary:</text:span><text:span text:style-name="T19"> The algorithm optimizes the decision boundary to maximize the distance between the boundary and most of the data points (normal data) while allowing for a small number of errors (data points inside the boundary). This trade-off is controlled by a hyperparameter called nu (v).</text:span></text:p>
        </text:list-item>
        <text:list-item>
          <text:p text:style-name="P15"><text:span text:style-name="T20">Nu (v) Parameter:</text:span><text:span text:style-name="T19"> This crucial parameter controls the trade-off between the volume of the enclosed normal data region and the number of training errors (data points within the boundary). A higher nu leads to a tighter boundary, potentially excluding more inliers as outliers. Conversely, a lower nu creates a looser boundary, potentially including some outliers within the normal data region.</text:span></text:p>
        </text:list-item>
      </text:list>
      <text:p text:style-name="P10"><text:span text:style-name="T20">3.3.3 <text:s/>How it Works:</text:span></text:p>
      <text:list xml:id="list2316937989130705950" text:style-name="WWNum11">
        <text:list-item>
          <text:p text:style-name="P16"><text:span text:style-name="T20">Data Preprocessing:</text:span><text:span text:style-name="T19"> Data is preprocessed by cleaning, normalization, and potentially feature extraction or engineering to create informative features for outlier detection.</text:span></text:p>
        </text:list-item>
        <text:list-item>
          <text:p text:style-name="P16"><text:span text:style-name="T20">Kernel Selection (Optional):</text:span><text:span text:style-name="T19"> If a non-linear decision boundary is necessary, a suitable kernel function is chosen.</text:span></text:p>
        </text:list-item>
        <text:list-item>
          <text:p text:style-name="P16"><text:span text:style-name="T20">Model Training:</text:span><text:span text:style-name="T19"> The OC-SVM algorithm iteratively optimizes the decision boundary to maximize the distance between the boundary and most of the data points, considering the nu parameter for error tolerance. OC-SVM excels at learning a decision boundary that encompasses the "normal" data distribution in the feature space. In open-set LID, the normal data represents the speech features of languages you've included in the training set.</text:span></text:p>
        </text:list-item>
        <text:list-item>
          <text:p text:style-name="P16"><text:span text:style-name="T20">Outlier Detection:</text:span><text:span text:style-name="T19"> New data points are projected into the feature space using the same transformation as the training data. Points falling outside the learned decision boundary are classified as outliers. Any speech sample that falls outside the learned decision boundary is considered an outlier. In open-set LID, these outliers represent languages not present in the training data.</text:span></text:p>
        </text:list-item>
      </text:list>
      <text:h text:style-name="Heading_20_2" text:outline-level="2"><text:span text:style-name="T25"/></text:h>
      <text:h text:style-name="Heading_20_2" text:outline-level="2"><text:soft-page-break/><text:span text:style-name="T25">3.4 Support Vector Machines (SVM) for Classification: </text:span><text:span text:style-name="T26">Indepth Exploration</text:span></text:h>
      <text:p text:style-name="P10"><text:span text:style-name="T19">SVMs (Support Vector Machines) are a cornerstone algorithm in machine learning, particularly for classification tasks. They excel at finding the optimal decision boundary to separate different classes in a high-dimensional feature space. Here's a detailed explanation of how SVMs work for classification:</text:span></text:p>
      <text:p text:style-name="P10"><text:span text:style-name="T20">3.4.1 Core Concept:</text:span></text:p>
      <text:p text:style-name="P10"><text:span text:style-name="T19">Imagine a dataset with data points belonging to different classes, like emails categorized as spam or not spam. SVMs aim to find a hyperplane (a line in 2D or a plane in 3D) that separates these classes with the </text:span><text:span text:style-name="T20">maximum margin</text:span><text:span text:style-name="T19">. This margin refers to the distance between the hyperplane and the closest data points from each class, called </text:span><text:span text:style-name="T20">support vectors</text:span><text:span text:style-name="T19">. These support vectors play a crucial role in defining the best hyperplane for classification.</text:span></text:p>
      <text:p text:style-name="P10"><text:span text:style-name="T20">3.4.2 Key Components:</text:span></text:p>
      <text:list xml:id="list5914968202579364269" text:style-name="WWNum12">
        <text:list-item>
          <text:p text:style-name="P17"><text:span text:style-name="T20">Feature Space:</text:span><text:span text:style-name="T19"> Data points are represented by features (numerical attributes) that capture their essential characteristics. These features can be directly used or transformed into a higher-dimensional feature space using techniques like </text:span><text:span text:style-name="T20">kernel functions</text:span><text:span text:style-name="T19"> (explained later).</text:span></text:p>
        </text:list-item>
        <text:list-item>
          <text:p text:style-name="P17"><text:span text:style-name="T20">Hyperplane:</text:span><text:span text:style-name="T19"> This is the decision boundary that separates the data points of different classes. The goal of the SVM is to find the hyperplane with the maximum margin, ensuring a clear distinction between classes.</text:span></text:p>
        </text:list-item>
        <text:list-item>
          <text:p text:style-name="P17"><text:span text:style-name="T20">Support Vectors:</text:span><text:span text:style-name="T19"> These are the data points closest to the hyperplane from each class. They define the margin and significantly influence the classification process.</text:span></text:p>
        </text:list-item>
        <text:list-item>
          <text:p text:style-name="P17"><text:span text:style-name="T20">Kernel Functions (Optional):</text:span><text:span text:style-name="T19"> While SVMs can work in lower dimensions, they can leverage kernel functions to project data points into a higher-dimensional space. This allows for learning non-linear decision boundaries in the original feature space, separating classes that wouldn't be separable with a straight line. Popular kernel functions include Gaussian RBF and polynomial kernels.</text:span></text:p>
        </text:list-item>
      </text:list>
      <text:p text:style-name="P10"><text:span text:style-name="T20">3.4.3 How it Works (Step-by-Step):</text:span></text:p>
      <text:list xml:id="list3923044863544489131" text:style-name="WWNum13">
        <text:list-item>
          <text:p text:style-name="P18"><text:span text:style-name="T20">Data Preprocessing:</text:span><text:span text:style-name="T19"> The data is cleaned, normalized, and potentially transformed using feature extraction or engineering techniques to create informative features for classification.</text:span></text:p>
        </text:list-item>
        <text:list-item>
          <text:p text:style-name="P18"><text:span text:style-name="T20">Kernel Selection (Optional):</text:span><text:span text:style-name="T19"> If the data is not linearly separable (meaning a straight line cannot perfectly divide the classes), a suitable kernel function is chosen to project data points into a higher-dimensional space.</text:span></text:p>
        </text:list-item>
        <text:list-item>
          <text:p text:style-name="P18"><text:span text:style-name="T20">Model Training:</text:span><text:span text:style-name="T19"> The SVM algorithm finds the optimal hyperplane that maximizes the margin between the hyperplane and the support vectors from each class. This optimization process involves solving a mathematical equation.</text:span></text:p>
        </text:list-item>
        <text:list-item>
          <text:p text:style-name="P18"><text:span text:style-name="T20">Classification:</text:span><text:span text:style-name="T19"> New, unseen data points are projected into the feature space using the same transformation as the training data (and the kernel function if used). The SVM model then classifies the new data point based on which side of the decision boundary (hyperplane) it falls on.</text:span></text:p>
        </text:list-item>
      </text:list>
      <text:p text:style-name="P10"><text:span text:style-name="T20"/></text:p>
      <text:p text:style-name="P10"><text:soft-page-break/><text:span text:style-name="T20">4. Development Environment</text:span></text:p>
      <text:p text:style-name="P10"><text:span text:style-name="T9">Here's a breakdown of the development environment consider</text:span><text:span text:style-name="T13">ed</text:span><text:span text:style-name="T9"> for openset language identification (LID):</text:span></text:p>
      <text:p text:style-name="P10"><text:span text:style-name="T6">4.1 </text:span><text:span text:style-name="T5">Hardware:</text:span></text:p>
      <text:list xml:id="list5934918247912286690" text:style-name="WWNum18">
        <text:list-item>
          <text:p text:style-name="P19"><text:span text:style-name="T5">Processing Power (CPU):</text:span><text:span text:style-name="T9"> A powerful CPU with multiple cores is crucial for handling large datasets and complex algorithms used in open-set LID systems. Consider high-end Intel Core i5 or AMD Ryzen 7 processors or better. </text:span><text:span text:style-name="T10">The simulations were performed on a standard computer equipped with an Intel Core i5 processor.</text:span></text:p>
        </text:list-item>
        <text:list-item>
          <text:p text:style-name="P19"><text:span text:style-name="T5">Memory (RAM):</text:span><text:span text:style-name="T9"> The training process for our model was conducted on a system with 8 GB of RAM. While this configuration allowed us to achieve promising results, utilizing a system with more RAM (e.g., 16GB or 32GB) could potentially enable training with larger datasets or more complex models for further performance improvement</text:span></text:p>
        </text:list-item>
        <text:list-item>
          <text:p text:style-name="P19"><text:span text:style-name="T5">Storage:</text:span><text:span text:style-name="T9"> A combination of a Solid State Drive (SSD) for fast system operations and a large Hard Disk Drive (HDD) for data storage is ideal. An SSD with at least 512GB and an HDD with 1TB or more would be suitable.</text:span></text:p>
        </text:list-item>
      </text:list>
      <text:p text:style-name="P10"><text:span text:style-name="T6">4.2 </text:span><text:span text:style-name="T5">Software:</text:span></text:p>
      <text:list xml:id="list6816682158294156652" text:style-name="WWNum19">
        <text:list-item>
          <text:p text:style-name="P23"><text:span text:style-name="T5">Operating System (OS):</text:span><text:span text:style-name="T9"> For our high-performance computing tasks, we employed a Linux cluster environment due to its inherent stability and scalability.</text:span></text:p>
        </text:list-item>
        <text:list-item>
          <text:p text:style-name="P22"><text:span text:style-name="T8">Interface:</text:span><text:span text:style-name="T16"> </text:span><text:span text:style-name="T14">Jupyter Notebook </text:span><text:span text:style-name="T16">7.2.1</text:span><text:span text:style-name="T14">, an interactive web application, served as the primary development environment for this project. Its interactive nature facilitated iterative development and exploration, while the ability to integrate code with explanations and visualizations ensured clear documentation and reproducibility.</text:span></text:p>
        </text:list-item>
        <text:list-item>
          <text:p text:style-name="P24"><text:span text:style-name="T5">P</text:span><text:span text:style-name="T8">rogramming Language</text:span><text:span text:style-name="T5">:</text:span><text:span text:style-name="T9"> We employed Python programming for the development and training of our machine learning model. Python's integration with libraries such as scikit-learn and </text:span><text:span text:style-name="T12">ibrosa</text:span><text:span text:style-name="T9"> provided a robust platform for building, evaluating, and optimizing the model for improved performance in </text:span><text:span text:style-name="T12">open-set LID.</text:span></text:p>
          <text:p text:style-name="P24"><text:span text:style-name="T10">Following are some of the libraries used in our programming:</text:span></text:p>
        </text:list-item>
        <text:list-item>
          <text:p text:style-name="P24"><text:span text:style-name="T7">1. </text:span><text:span text:style-name="T6">Scikit Learn: </text:span><text:span text:style-name="T14">Scikit-learn is a comprehensive library for machine learning tasks. It offers a wide range of algorithms for classification, regression, clustering, dimensionality reduction, and model selection. </text:span><text:span text:style-name="T15">It builds custom pipelines for intergration with other libraries for complex workflow.</text:span></text:p>
          <text:p text:style-name="P21"><text:span text:style-name="T6">2. </text:span><text:span text:style-name="T7">Librosa: </text:span><text:span text:style-name="T14">Librosa is a specialized library dedicated to audio and music analysis. It offers functionalities for loading, manipulating, and analyzing audio signals.</text:span><text:span text:style-name="T7"> </text:span><text:span text:style-name="T15"><text:s/>It excels in audio feature extraction is useful for audio visualisation.</text:span></text:p>
          <text:p text:style-name="P21"><text:soft-page-break/><text:span text:style-name="T7">3. Numpy: </text:span><text:span text:style-name="T14">NumPy is the fundamental building block for scientific computing in Python. It provides efficient multidimensional arrays and mathematical operations, enabling you to work with large datasets of numbers.</text:span><text:span text:style-name="T15"> It provides seamless integration with other libraries such as Matplotlib, Scipy etc for data manipulation.</text:span></text:p>
        </text:list-item>
        <text:list-item>
          <text:p text:style-name="P20"><text:span text:style-name="T5">Deep Learning Architecture:</text:span><text:span text:style-name="T9"> To extract informative features from the speech audio, we employed the ECAPA-TDNN architecture. This deep learning approach incorporates channel attention, feature propagation, and frame-wise attention, resulting in a robust representation that feeds into our deep learning model for improved performance in </text:span><text:span text:style-name="T11">embedding extraction.</text:span></text:p>
        </text:list-item>
        <text:list-item>
          <text:p text:style-name="P20"><text:span text:style-name="T5">Openset LID Libraries: </text:span><text:span text:style-name="T14">To train and evaluate our deep learning model for </text:span><text:span text:style-name="T17">open -set LID </text:span><text:span text:style-name="T14">, we leveraged the VoxLingua 107 dataset. This open dataset offers a vast collection of audio samples (6628 hours) encompassing 107 languages, providing a diverse and realistic representation of spoken language for training, </text:span><text:span text:style-name="T17">in which we selected 20 Language sample containing 4999 samples each.</text:span></text:p>
        </text:list-item>
      </text:list>
      <text:p text:style-name="P10"><text:span text:style-name="T9"/></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first-token"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Times New Roman" fo:font-family="'Times New Roman'"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Times New Roman" fo:font-family="'Times New Roman'" style:font-family-generic="roman" style:font-pitch="variable" fo:font-size="12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Times New Roman" fo:font-family="'Times New Roman'" style:font-family-generic="roman" style:font-pitch="variable" fo:font-size="12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Gayatri</meta:initial-creator>
    <meta:editing-cycles>11</meta:editing-cycles>
    <meta:creation-date>2024-06-13T16:27:00</meta:creation-date>
    <dc:date>2024-07-02T10:22:43.006448889</dc:date>
    <meta:editing-duration>PT3H7M43S</meta:editing-duration>
    <meta:generator>LibreOffice/5.1.6.2$Linux_X86_64 LibreOffice_project/10m0$Build-2</meta:generator>
    <meta:document-statistic meta:table-count="0" meta:image-count="0" meta:object-count="0" meta:page-count="10" meta:paragraph-count="121" meta:word-count="2965" meta:character-count="20433" meta:non-whitespace-character-count="17654"/>
    <meta:user-defined meta:name="AppVersion">16.0000</meta:user-defined>
    <meta:user-defined meta:name="DocSecurity" meta:value-type="float">0</meta:user-defined>
    <meta:user-defined meta:name="GrammarlyDocumentId">63650e2ff8215f36e856ee6e9600d2b946fb83cf909442468ff73157951b6d32</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